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=-=-=-=-=-=-=-=-=-=-=-=-=-=-=-=-=-=-=-=-=-=-=-=-=-=-=-=-=-=-=-=-=-=-=-=-=-=-=-=</text:p>
      <text:p text:style-name="Preformatted_20_Text">=-[07]-=[Algoritmo de escalonamento: Kernel 2.4 Versus 2.6]=-|Felipe Goldstein|-</text:p>
      <text:p text:style-name="Preformatted_20_Text">=-=-=-=-=-=-=-=-=-=-=-=-=-=-=-=-=-=-=-=-=-=-=-=-=-=-=-=-=-=-=-=-=-=-=-=-=-=-=-=</text:p>
      <text:p text:style-name="Preformatted_20_Text"/>
      <text:p text:style-name="Preformatted_20_Text"/>
      <text:p text:style-name="Preformatted_20_Text">--=[ Introdução</text:p>
      <text:p text:style-name="Preformatted_20_Text"/>
      <text:p text:style-name="Preformatted_20_Text"><text:s text:c="2"/>O <text:s/>Algoritmo <text:s/>de escalonamento <text:s/>é <text:s/>o coração <text:s/>de <text:s/>um Kernel. <text:s/>Existem <text:s/>muitos</text:p>
      <text:p text:style-name="Preformatted_20_Text">algoritmos e a <text:s/>eficiência de cada <text:s/>um deles depende <text:s/>do tipo de <text:s/>aplicação que</text:p>
      <text:p text:style-name="Preformatted_20_Text">será executada. O Linux, por ser voltado para o computador pessoal, executa <text:s/>em</text:p>
      <text:p text:style-name="Preformatted_20_Text">sua maioria, tarefas que interagem com o usuário. Portanto o algoritmo volta-se</text:p>
      <text:p text:style-name="Preformatted_20_Text">principalmente para sistemas interativos.</text:p>
      <text:p text:style-name="Preformatted_20_Text"/>
      <text:p text:style-name="Preformatted_20_Text"><text:s text:c="2"/>Aqui, <text:s/>discutirei <text:s/>em <text:s/>linhas <text:s text:c="2"/>gerais, <text:s/>o <text:s/>funcionamento <text:s/>do <text:s text:c="2"/>algoritmo <text:s/>de</text:p>
      <text:p text:style-name="Preformatted_20_Text">escalonamento do kernel 2.4 e suas desvantagens em relação ao do kernel 2.6.</text:p>
      <text:p text:style-name="Preformatted_20_Text"/>
      <text:p text:style-name="Preformatted_20_Text"/>
      <text:p text:style-name="Preformatted_20_Text"/>
      <text:p text:style-name="Preformatted_20_Text">--=[ Kernel 2.4</text:p>
      <text:p text:style-name="Preformatted_20_Text"/>
      <text:p text:style-name="Preformatted_20_Text">--=--=[ Breve descrição do funcionamento do algoritmo de escalonamento</text:p>
      <text:p text:style-name="Preformatted_20_Text"/>
      <text:p text:style-name="Preformatted_20_Text"><text:s text:c="2"/>O escalonador do Linux divide o tempo <text:s/>de CPU em Eras (epochs). Em cada <text:s/>Era,</text:p>
      <text:p text:style-name="Preformatted_20_Text">cada processo tem <text:s/>um time-quantum que <text:s/>especifica o tempo <text:s/>que o processo <text:s/>vai</text:p>
      <text:p text:style-name="Preformatted_20_Text">adquirir de <text:s/>CPU durante <text:s/>a Era <text:s/>atual. Quando <text:s/>o time-quantum <text:s/>de um <text:s/>processo</text:p>
      <text:p text:style-name="Preformatted_20_Text">acaba, o escalonador é chamado e outro processo começa a rodar.</text:p>
      <text:p text:style-name="Preformatted_20_Text"/>
      <text:p text:style-name="Preformatted_20_Text"><text:s text:c="2"/>Uma Era <text:s/>termina quando <text:s/>todos os <text:s/>time-quantum dos <text:s/>processos ativos acabam.</text:p>
      <text:p text:style-name="Preformatted_20_Text">Então <text:s/>a <text:s/>lista ligada <text:s/>dos <text:s/>processos é <text:s/>completamente <text:s/>varrida, e <text:s/>para <text:s/>cada</text:p>
      <text:p text:style-name="Preformatted_20_Text">processo, é <text:s/>calculado uma <text:s/>nova prioridade <text:s/>e um <text:s/>novo time-quantum. <text:s/>Por este</text:p>
      <text:p text:style-name="Preformatted_20_Text">motivo, o <text:s/>algoritmo de <text:s/>escalonamento do <text:s/>kernel 2.4 <text:s/>tem a <text:s/>ordem de <text:s/>O(n) no</text:p>
      <text:p text:style-name="Preformatted_20_Text">número de processos ativos. O fator linear do algoritmo vem diretamente do fato</text:p>
      <text:p text:style-name="Preformatted_20_Text">de <text:s/>que o <text:s/>acesso à <text:s/>lista ligada <text:s/>é linear, <text:s text:c="2"/>e também <text:s/>da necessidade <text:s text:c="2"/>de se</text:p>
      <text:p text:style-name="Preformatted_20_Text">recalcular a prioridade de cada processo entre cada mudança de Era, porém <text:s/>como</text:p>
      <text:p text:style-name="Preformatted_20_Text">veremos <text:s/>no kernel <text:s/>2.6 isto <text:s/>pode ser <text:s/>feito no <text:s/>momento em <text:s/>que se <text:s/>insere o</text:p>
      <text:p text:style-name="Preformatted_20_Text">processo na lista.</text:p>
      <text:p text:style-name="Preformatted_20_Text"/>
      <text:p text:style-name="Preformatted_20_Text"><text:s text:c="2"/>Os <text:s/>processos <text:s/>ativos <text:s text:c="2"/>dividem-se <text:s/>em <text:s/>duas <text:s text:c="2"/>listas <text:s/>ligadas <text:s/>usadas <text:s text:c="2"/>pelo</text:p>
      <text:p text:style-name="Preformatted_20_Text">escalonador. Uma guarda os processos que ainda não extinguiram todo o seu <text:s/>time</text:p>
      <text:p text:style-name="Preformatted_20_Text">-quantum designado para a Era <text:s/>atual e estão esperando para <text:s/>serem escalonados,</text:p>
      <text:p text:style-name="Preformatted_20_Text">chamada run-queue enquanto a outra guarda os processos que já extinguiram o seu</text:p>
      <text:p text:style-name="Preformatted_20_Text">time-quantum e estão esperando para <text:s/>serem escalonados na próxima era, <text:s/>chamada</text:p>
      <text:p text:style-name="Preformatted_20_Text">expired-queue.</text:p>
      <text:p text:style-name="Preformatted_20_Text"/>
      <text:p text:style-name="Preformatted_20_Text"/>
      <text:p text:style-name="Preformatted_20_Text">--=--=[ Tipos de Processos</text:p>
      <text:p text:style-name="Preformatted_20_Text"/>
      <text:p text:style-name="Preformatted_20_Text"><text:s text:c="2"/>Existem 2 tipos básicos de processos: Processos de Tempo Real e os <text:s/>processos</text:p>
      <text:p text:style-name="Preformatted_20_Text">convencionais. Os processos de Tempo Real são processos que requerem <text:s/>respostas</text:p>
      <text:p text:style-name="Preformatted_20_Text">em tempos <text:s/>determinados. Para <text:s/>isso eles <text:s/>precisam de <text:s/>um maior determinismo do</text:p>
      <text:p text:style-name="Preformatted_20_Text">sistema e portanto recebem maior <text:s/>prioridade. Estes tipos de processos <text:s/>recebem</text:p>
      <text:p text:style-name="Preformatted_20_Text">uma prioridade que é <text:s/>sempre maior que a <text:s/>dos outros processos convencionais <text:s/>e</text:p>
      <text:p text:style-name="Preformatted_20_Text">esta prioridade não muda depois que o processo começa a rodar.</text:p>
      <text:p text:style-name="Preformatted_20_Text"/>
      <text:p text:style-name="Preformatted_20_Text"><text:s text:c="2"/>Os <text:s/>processos <text:s/>convencionais <text:s/>recebem <text:s/>uma <text:s/>prioridade <text:s/>que <text:s/>muda <text:s/>conforme a</text:p>
      <text:p text:style-name="Preformatted_20_Text">necessidade e no caso do kernel 2.4 , basicamente a prioridade muda conforme <text:s/>a</text:p>
      <text:p text:style-name="Preformatted_20_Text">quantidade de time-quantum não usada pelo processo em seu último escalonamento,</text:p>
      <text:p text:style-name="Preformatted_20_Text">o que faz com que processos IO-Boud recebam maior prioridade (pois este tipo de</text:p>
      <text:p text:style-name="Preformatted_20_Text">processo deixa sempre sobrando <text:s/>algum time-quantum quando vai <text:s/>dormir esperando</text:p>
      <text:p text:style-name="Preformatted_20_Text">um evento de IO).</text:p>
      <text:p text:style-name="Preformatted_20_Text"/>
      <text:p text:style-name="Preformatted_20_Text"/>
      <text:p text:style-name="Preformatted_20_Text">--=--=[ Quem deve executar primeiro ?</text:p>
      <text:p text:style-name="Preformatted_20_Text"/>
      <text:p text:style-name="Preformatted_20_Text"><text:soft-page-break/><text:s text:c="2"/>Uma <text:s/>das <text:s/>principais tarefas <text:s/>do <text:s/>escalonador é <text:s/>fazer <text:s/>a escolha <text:s/>dentre <text:s/>os</text:p>
      <text:p text:style-name="Preformatted_20_Text">processos na lista <text:s/>run-queue de qual <text:s/>processo executar primeiro. <text:s/>A escolha é</text:p>
      <text:p text:style-name="Preformatted_20_Text">feita pegando da lista <text:s/>run-queue o processo com <text:s/>o maior fator Goodness <text:s/>que é</text:p>
      <text:p text:style-name="Preformatted_20_Text">calculado da seguinte maneira:</text:p>
      <text:p text:style-name="Preformatted_20_Text"/>
      <text:p text:style-name="Preformatted_20_Text"><text:s text:c="4"/>* Goodness = 0</text:p>
      <text:p text:style-name="Preformatted_20_Text"><text:s text:c="6"/>Se o processo acabou o seu time-quantum.</text:p>
      <text:p text:style-name="Preformatted_20_Text"><text:s text:c="6"/>A menos que este processo seja o primeiro processo na lista run-queue e</text:p>
      <text:p text:style-name="Preformatted_20_Text"><text:s text:c="6"/>todos os outros processos tenham também acabado seu time-quantum , este</text:p>
      <text:p text:style-name="Preformatted_20_Text"><text:s text:c="6"/>processo não será selecionado agora.</text:p>
      <text:p text:style-name="Preformatted_20_Text"/>
      <text:p text:style-name="Preformatted_20_Text"><text:s text:c="4"/>* 0 &lt; Goodness &lt; 1000</text:p>
      <text:p text:style-name="Preformatted_20_Text"><text:s text:c="6"/>Se o processo eh convencional e ainda não acabou com seu time-quantum,</text:p>
      <text:p text:style-name="Preformatted_20_Text"><text:s text:c="6"/>Goodness é a soma da prioridade do <text:s/>processo com <text:s/>o que resta <text:s/>do seu</text:p>
      <text:p text:style-name="Preformatted_20_Text"><text:s text:c="6"/>time-quantum somado com 1.</text:p>
      <text:p text:style-name="Preformatted_20_Text"/>
      <text:p text:style-name="Preformatted_20_Text"><text:s text:c="4"/>* Goodness &gt;= 1000</text:p>
      <text:p text:style-name="Preformatted_20_Text"><text:s text:c="6"/>Se o processo é de Tempo Real, <text:s/>seu Goodness é <text:s/>a soma de 1000 com sua</text:p>
      <text:p text:style-name="Preformatted_20_Text"><text:s text:c="6"/>prioridade.</text:p>
      <text:p text:style-name="Preformatted_20_Text"/>
      <text:p text:style-name="Preformatted_20_Text"><text:s text:c="2"/>Perceba que para fazer esta escolha, <text:s/>todos os processos são percorridos e <text:s/>é</text:p>
      <text:p text:style-name="Preformatted_20_Text">calculado o fator Goodness de cada um, <text:s/>o que também implica uma ordem de <text:s/>O(n)</text:p>
      <text:p text:style-name="Preformatted_20_Text">ao algoritmo de escalonamento.</text:p>
      <text:p text:style-name="Preformatted_20_Text"/>
      <text:p text:style-name="Preformatted_20_Text"/>
      <text:p text:style-name="Preformatted_20_Text">--=--=[ Sistemas Multiprocessados</text:p>
      <text:p text:style-name="Preformatted_20_Text"/>
      <text:p text:style-name="Preformatted_20_Text"><text:s text:c="2"/>Além da escolha de qual processo rodar primeiro, o escalonador deve <text:s/>escolher</text:p>
      <text:p text:style-name="Preformatted_20_Text">também (num <text:s/>sistema multiprocessado) <text:s/>em qual <text:s/>CPU o <text:s/>processo vai rodar. Para</text:p>
      <text:p text:style-name="Preformatted_20_Text">melhor utilizar a memória <text:s/>Cache, o kernel 2.4 <text:s/>tenta escolher a CPU <text:s/>no qual o</text:p>
      <text:p text:style-name="Preformatted_20_Text">processo <text:s/>já <text:s/>estava rodando. <text:s/>Mas <text:s/>isso pode <text:s/>causar <text:s/>um overload <text:s/>de <text:s/>uma CPU</text:p>
      <text:p text:style-name="Preformatted_20_Text">enquanto outras estão ociosas. Então essa <text:s/>escolha é feita usando um fator <text:s/>que</text:p>
      <text:p text:style-name="Preformatted_20_Text">leva em <text:s/>conta o <text:s/>tamanho da <text:s/>memória cache <text:s/>do processador <text:s/>e sua <text:s/>freqüência.</text:p>
      <text:p text:style-name="Preformatted_20_Text">Baseado <text:s/>nesse fator <text:s/>o escalonador <text:s/>decide se <text:s/>vale ou <text:s/>não a <text:s/>pena colocar <text:s/>o</text:p>
      <text:p text:style-name="Preformatted_20_Text">processo no <text:s/>mesmo processador. <text:s/>Porém ainda <text:s/>assim, no <text:s/>Kernel 2.4, existe uma</text:p>
      <text:p text:style-name="Preformatted_20_Text">situação <text:s/>em <text:s/>que <text:s/>um processo <text:s/>pode <text:s/>ficar <text:s/>'pulando' de <text:s/>uma <text:s/>CPU <text:s/>para outra</text:p>
      <text:p text:style-name="Preformatted_20_Text">constantemente, desperdiçando a memória cache. <text:s/>Este já era um bug <text:s/>conhecido a</text:p>
      <text:p text:style-name="Preformatted_20_Text">tempos.</text:p>
      <text:p text:style-name="Preformatted_20_Text"/>
      <text:p text:style-name="Preformatted_20_Text"/>
      <text:p text:style-name="Preformatted_20_Text">--=--=[ Performance do Kernel 2.4: Desvantagens</text:p>
      <text:p text:style-name="Preformatted_20_Text"/>
      <text:p text:style-name="Preformatted_20_Text"><text:s text:c="4"/>* O Algoritmo não é escalável :</text:p>
      <text:p text:style-name="Preformatted_20_Text"><text:s text:c="9"/>Conforme aumenta o número de processos ativos, <text:s/>aumenta o overhead no</text:p>
      <text:p text:style-name="Preformatted_20_Text"><text:s text:c="9"/>escalonamento. <text:s/>O kernel leva <text:s/>mais tempo <text:s/>pra decidir <text:s/>qual processo</text:p>
      <text:p text:style-name="Preformatted_20_Text"><text:s text:c="9"/>rodar, diminuindo o desempenho do sistema.</text:p>
      <text:p text:style-name="Preformatted_20_Text"/>
      <text:p text:style-name="Preformatted_20_Text"/>
      <text:p text:style-name="Preformatted_20_Text"><text:s text:c="4"/>* Estratégia adotada para processos do tipo IO-Bound não é ótima:</text:p>
      <text:p text:style-name="Preformatted_20_Text"><text:s text:c="9"/>Dar preferência aos processos do <text:s/>tipo IO-Bound é uma boa <text:s/>estratégia,</text:p>
      <text:p text:style-name="Preformatted_20_Text"><text:s text:c="9"/>mas ela não é perfeita. <text:s/>Imagine que você tenha um processo rodando em</text:p>
      <text:p text:style-name="Preformatted_20_Text"><text:s text:c="9"/>background como um banco de dados que a todo momento precisa ler dados</text:p>
      <text:p text:style-name="Preformatted_20_Text"><text:s text:c="9"/>do HD, porém ele não precisa ter um tempo de resposta rápido. Com este</text:p>
      <text:p text:style-name="Preformatted_20_Text"><text:s text:c="9"/>algoritmo, <text:s/>este tipo de processo <text:s/>vai levar vantagem sobre <text:s/>os outros</text:p>
      <text:p text:style-name="Preformatted_20_Text"><text:s text:c="9"/>que não são IO-Bound.</text:p>
      <text:p text:style-name="Preformatted_20_Text"/>
      <text:p text:style-name="Preformatted_20_Text"><text:s text:c="9"/>Outro <text:s/>problema <text:s/>acontece quando um processo <text:s/>que é CPU-Bound <text:s/>precisa</text:p>
      <text:p text:style-name="Preformatted_20_Text"><text:s text:c="9"/>também interagir rapidamente com o usuário, <text:s/>este tipo de processo vai</text:p>
      <text:p text:style-name="Preformatted_20_Text"><text:s text:c="9"/>ter menos prioridade por ser CPU-Bound.</text:p>
      <text:p text:style-name="Preformatted_20_Text"/>
      <text:p text:style-name="Preformatted_20_Text"/>
      <text:p text:style-name="Preformatted_20_Text"><text:s text:c="4"/>* Kernel não é preemptivo:</text:p>
      <text:p text:style-name="Preformatted_20_Text"><text:s text:c="9"/>No kernel 2.4 e <text:s/>anteriores, <text:s text:c="2"/>para cada <text:s/>operação de <text:s/>escalonamento e</text:p>
      <text:p text:style-name="Preformatted_20_Text"><text:s text:c="9"/>context-switch um <text:s/>mutex-lock global <text:s/>precisa ser <text:s/>adquirido <text:s/>antes de</text:p>
      <text:p text:style-name="Preformatted_20_Text"><text:soft-page-break/><text:s text:c="9"/>entrar na seção crítica do código. <text:s/>Esta seção crítica <text:s/>é na verdade o</text:p>
      <text:p text:style-name="Preformatted_20_Text"><text:s text:c="9"/>código completo do escalonador. <text:s/>Assim, <text:s/>num sistema <text:s/>multiprocessado,</text:p>
      <text:p text:style-name="Preformatted_20_Text"><text:s text:c="9"/>apenas um processador podia executar o escalonador por vez.</text:p>
      <text:p text:style-name="Preformatted_20_Text"/>
      <text:p text:style-name="Preformatted_20_Text"><text:s text:c="9"/>O mutex-lock global <text:s/>impede que dois ou mais processadores <text:s/>executem o</text:p>
      <text:p text:style-name="Preformatted_20_Text"><text:s text:c="9"/>escalonador ao mesmo <text:s/>tempo e isso pode <text:s/>representar perda de tempo de</text:p>
      <text:p text:style-name="Preformatted_20_Text"><text:s text:c="9"/>processamento, <text:s/>pois os processadores <text:s/>que <text:s/>estão tentando <text:s/>adquirir o</text:p>
      <text:p text:style-name="Preformatted_20_Text"><text:s text:c="9"/>mutex vão ter que esperar até o mutex ser liberado. Além disso, durante</text:p>
      <text:p text:style-name="Preformatted_20_Text"><text:s text:c="9"/>a execução do escalonador as interrupções são desligadas, e portanto o</text:p>
      <text:p text:style-name="Preformatted_20_Text"><text:s text:c="9"/>kernel não é <text:s/>preemptivo. <text:s/>Durante <text:s/>uma chamada <text:s/>de sistema, <text:s/>o código</text:p>
      <text:p text:style-name="Preformatted_20_Text"><text:s text:c="9"/>executado no espaço de kernel não pode ser interrompido. <text:s/>Por exemplo,</text:p>
      <text:p text:style-name="Preformatted_20_Text"><text:s text:c="9"/>por um processo de alta prioridade (pode ser de Tempo Real) que acabou</text:p>
      <text:p text:style-name="Preformatted_20_Text"><text:s text:c="9"/>de acordar <text:s/>e precisa <text:s/>executar <text:s/>na frente de <text:s/>qualquer outro <text:s/>tipo de</text:p>
      <text:p text:style-name="Preformatted_20_Text"><text:s text:c="9"/>processamento.</text:p>
      <text:p text:style-name="Preformatted_20_Text"/>
      <text:p text:style-name="Preformatted_20_Text"><text:s text:c="9"/>Tudo isso traz péssimas implicações para processos de Tempo Real, pois</text:p>
      <text:p text:style-name="Preformatted_20_Text"><text:s text:c="9"/>diminui <text:s/>o determinismo da <text:s/>prioridade de <text:s/>execução de um processo <text:s/>de</text:p>
      <text:p text:style-name="Preformatted_20_Text"><text:s text:c="9"/>Tempo Real.</text:p>
      <text:p text:style-name="Preformatted_20_Text"/>
      <text:p text:style-name="Preformatted_20_Text"/>
      <text:p text:style-name="Preformatted_20_Text"/>
      <text:p text:style-name="Preformatted_20_Text">--=[ Kernel 2.6 - Mudanças</text:p>
      <text:p text:style-name="Preformatted_20_Text"/>
      <text:p text:style-name="Preformatted_20_Text">--=--=[ Objetivos</text:p>
      <text:p text:style-name="Preformatted_20_Text"/>
      <text:p text:style-name="Preformatted_20_Text"><text:s text:c="2"/>Ao se projetar um novo escalonador <text:s/>para o kernel do linux, mantendo <text:s/>as boas</text:p>
      <text:p text:style-name="Preformatted_20_Text">características que o kernel 2.4 <text:s/>trazia e adicionando novas e <text:s/>interessantes,</text:p>
      <text:p text:style-name="Preformatted_20_Text">os objetivos principais foram os seguintes:</text:p>
      <text:p text:style-name="Preformatted_20_Text"/>
      <text:p text:style-name="Preformatted_20_Text"><text:s text:c="4"/>* Boa performance de interatividade , <text:s/>mesmo durante uma <text:s/>sobrecarga de uso</text:p>
      <text:p text:style-name="Preformatted_20_Text"><text:s text:c="6"/>de CPU: Se o usuário clica então o sistema deve reagir instantaneamente e</text:p>
      <text:p text:style-name="Preformatted_20_Text"><text:s text:c="6"/>executar a tarefa do usuário de forma suave.</text:p>
      <text:p text:style-name="Preformatted_20_Text"/>
      <text:p text:style-name="Preformatted_20_Text"><text:s text:c="4"/>* Justiça: <text:s/>Nenhum processo deixa de receber ao menos um <text:s/>pequeno pedaço de</text:p>
      <text:p text:style-name="Preformatted_20_Text"><text:s text:c="6"/>tempo da CPU e nenhum <text:s/>processo <text:s/>recebe injustamente <text:s/>um grande pedaço de</text:p>
      <text:p text:style-name="Preformatted_20_Text"><text:s text:c="6"/>tempo da CPU. Respeitando as prioridades de cada processo.</text:p>
      <text:p text:style-name="Preformatted_20_Text"/>
      <text:p text:style-name="Preformatted_20_Text"><text:s text:c="4"/>* Prioridades: <text:s text:c="2"/>Tarefas menos <text:s/>importantes <text:s/>recebem prioridades <text:s/>menores,</text:p>
      <text:p text:style-name="Preformatted_20_Text"><text:s text:c="6"/>tarefas mais importantes recebem prioridades altas.</text:p>
      <text:p text:style-name="Preformatted_20_Text"/>
      <text:p text:style-name="Preformatted_20_Text"><text:s text:c="4"/>* Eficiência em ambiente multiprocessado: <text:s/>Nenhuma CPU deve ficar ociosa se</text:p>
      <text:p text:style-name="Preformatted_20_Text"><text:s text:c="6"/>existe trabalho a fazer.</text:p>
      <text:p text:style-name="Preformatted_20_Text"/>
      <text:p text:style-name="Preformatted_20_Text"><text:s text:c="4"/>* Afinidade de CPU em ambiente multiprocessado: <text:s/>Processos que rodaram numa</text:p>
      <text:p text:style-name="Preformatted_20_Text"><text:s text:c="6"/>CPU têm afinidade a ela, e assim que <text:s/>possível, <text:s/>permanecer executando na</text:p>
      <text:p text:style-name="Preformatted_20_Text"><text:s text:c="6"/>CPU em que já foi executada. <text:s/>Nenhum <text:s/>processo deve ficar trocando de CPU</text:p>
      <text:p text:style-name="Preformatted_20_Text"><text:s text:c="6"/>muito freqüentemente.</text:p>
      <text:p text:style-name="Preformatted_20_Text"/>
      <text:p text:style-name="Preformatted_20_Text"><text:s text:c="2"/>As novas características que chamam mais atenção são as seguintes:</text:p>
      <text:p text:style-name="Preformatted_20_Text"/>
      <text:p text:style-name="Preformatted_20_Text"><text:s text:c="4"/>* Escalonamento <text:s/>completo <text:s/>usando um algoritmo O(1): <text:s/>Sistema <text:s/>muito <text:s/>mais</text:p>
      <text:p text:style-name="Preformatted_20_Text"><text:s text:c="6"/>escalável. <text:s/>O número de processos <text:s/>executando não <text:s/>afeta o desempenho do</text:p>
      <text:p text:style-name="Preformatted_20_Text"><text:s text:c="6"/>kernel.</text:p>
      <text:p text:style-name="Preformatted_20_Text"/>
      <text:p text:style-name="Preformatted_20_Text"><text:s text:c="4"/>* Kernel Preemptivo: Escalabilidade perfeita num ambiente multiprocessado.</text:p>
      <text:p text:style-name="Preformatted_20_Text"><text:s text:c="6"/>Não existe mais nenhum mutex-lock global para proteger a área de <text:s/>código</text:p>
      <text:p text:style-name="Preformatted_20_Text"><text:s text:c="6"/>do escalonador. Existe agora 1 lista de processos ativos (run-queue) por</text:p>
      <text:p text:style-name="Preformatted_20_Text"><text:s text:c="6"/>CPU, permitindo o acesso em paralelo às run-queues <text:s/>sem a necessidade de</text:p>
      <text:p text:style-name="Preformatted_20_Text"><text:s text:c="6"/>mutex.</text:p>
      <text:p text:style-name="Preformatted_20_Text"/>
      <text:p text:style-name="Preformatted_20_Text"><text:s text:c="4"/>* Escalonamento tipo Batch: <text:s/>Uma grande <text:s/>porção dos processos CPU-Bound se</text:p>
      <text:p text:style-name="Preformatted_20_Text"><text:s text:c="6"/>beneficiam da maneira <text:s/>Batch de escalonamento, <text:s/>onde os time-quantum são</text:p>
      <text:p text:style-name="Preformatted_20_Text"><text:s text:c="6"/>grandes <text:s/>e os processos <text:s/>são escalonados por <text:s/>round-robin. <text:s/>O novo esca-</text:p>
      <text:p text:style-name="Preformatted_20_Text"><text:s text:c="6"/>lonador designa este tipo de escalonamento (Batch) para os processos com</text:p>
      <text:p text:style-name="Preformatted_20_Text"><text:soft-page-break/><text:s text:c="6"/>baixa prioridade, <text:s text:c="2"/>e a nova <text:s/>política de <text:s/>prioridade <text:s/>dinâmica <text:s/>designa</text:p>
      <text:p text:style-name="Preformatted_20_Text"><text:s text:c="6"/>menores prioridades quanto mais CPU-Bound for o processo.</text:p>
      <text:p text:style-name="Preformatted_20_Text"/>
      <text:p text:style-name="Preformatted_20_Text"><text:s text:c="4"/>* Sistema mais confiável para processos Real Time: <text:s/>O fato <text:s/>do kernel <text:s/>ser</text:p>
      <text:p text:style-name="Preformatted_20_Text"><text:s text:c="6"/>Preemptivo e o algoritmo de escalonamento ser O(1) <text:s/>melhora o <text:s/>comporta-</text:p>
      <text:p text:style-name="Preformatted_20_Text"><text:s text:c="6"/>mento do sistema em relação à dar prioridade às tarefas Real Time, <text:s/>pois</text:p>
      <text:p text:style-name="Preformatted_20_Text"><text:s text:c="6"/>agora uma <text:s/>chamada de sistema feita por uma tarefa <text:s/>de prioridade <text:s/>menor</text:p>
      <text:p text:style-name="Preformatted_20_Text"><text:s text:c="6"/>pode ser interrompida por uma <text:s/>tarefa de maior <text:s/>prioridade para <text:s/>que ela</text:p>
      <text:p text:style-name="Preformatted_20_Text"><text:s text:c="6"/>entre em execução imediatamente.</text:p>
      <text:p text:style-name="Preformatted_20_Text"/>
      <text:p text:style-name="Preformatted_20_Text"/>
      <text:p text:style-name="Preformatted_20_Text">--=--=[ Vetor de Prioridades</text:p>
      <text:p text:style-name="Preformatted_20_Text"/>
      <text:p text:style-name="Preformatted_20_Text"><text:s text:c="2"/>Ao invés de usar só uma <text:s/>lista ligada gigante com todos os <text:s/>processos ativos,</text:p>
      <text:p text:style-name="Preformatted_20_Text">foi usado <text:s/>uma outra <text:s/>abordagem na <text:s/>qual temos <text:s/>um vetor <text:s/>de tamanho <text:s/>fixo cujo</text:p>
      <text:p text:style-name="Preformatted_20_Text">tamanho é o número de níveis de prioridades. Cada elemento do vetor aponta para</text:p>
      <text:p text:style-name="Preformatted_20_Text">uma lista ligada de processos que tem a mesma prioridade.</text:p>
      <text:p text:style-name="Preformatted_20_Text"/>
      <text:p text:style-name="Preformatted_20_Text"><text:s text:c="2"/>Essa é a estrutura básica do novo escalonador:</text:p>
      <text:p text:style-name="Preformatted_20_Text"><text:s text:c="2"/>A lista run-queue, agora <text:s/>é um vetor de <text:s/>prioridades ordenado e cada <text:s/>CPU têm</text:p>
      <text:p text:style-name="Preformatted_20_Text">sua própria run-queue. <text:s/>O vetor de <text:s/>run-queue contém todas <text:s/>as tarefas que <text:s/>têm</text:p>
      <text:p text:style-name="Preformatted_20_Text">afinidade com a CPU e ainda têm time-quantum para executar, enquanto o vetor de</text:p>
      <text:p text:style-name="Preformatted_20_Text">expired-queue contêm as tarefas que tem afinidade com a CPU e que expiraram seu</text:p>
      <text:p text:style-name="Preformatted_20_Text">time-quantum, de maneira que este vetor expired-queue (assim como o <text:s/>run-queue)</text:p>
      <text:p text:style-name="Preformatted_20_Text">também é mantido ordenado.</text:p>
      <text:p text:style-name="Preformatted_20_Text"/>
      <text:p text:style-name="Preformatted_20_Text">A estrutura do array de prioridades é descrita como:</text:p>
      <text:p text:style-name="Preformatted_20_Text"/>
      <text:p text:style-name="Preformatted_20_Text"/>
      <text:p text:style-name="Preformatted_20_Text"><text:s text:c="3"/>struct prio_array {</text:p>
      <text:p text:style-name="Preformatted_20_Text"><text:s text:c="7"/>int nr_active; <text:s text:c="22"/>/* number of tasks */</text:p>
      <text:p text:style-name="Preformatted_20_Text"><text:s text:c="7"/>unsigned long <text:s/>bitmap[BITMAP_SIZE]; <text:s/>/* priority bitmap */</text:p>
      <text:p text:style-name="Preformatted_20_Text"><text:s text:c="7"/>struct list_head queue[MAX_PRIO]; <text:s text:c="3"/>/* priority queues */</text:p>
      <text:p text:style-name="Preformatted_20_Text"><text:s text:c="3"/>};</text:p>
      <text:p text:style-name="Preformatted_20_Text"/>
      <text:p text:style-name="Preformatted_20_Text"/>
      <text:p text:style-name="Preformatted_20_Text"><text:s text:c="2"/>MAX_PRIO é número de níveis de prioridades do sistema. Para cada prioridade é</text:p>
      <text:p text:style-name="Preformatted_20_Text">mantida <text:s/>uma <text:s/>lista <text:s/>ligada <text:s/>dos <text:s/>processos <text:s/>que <text:s/>estão <text:s/>naquela <text:s/>prioridade. O</text:p>
      <text:p text:style-name="Preformatted_20_Text">escalonador escolhe para executar primeiro a lista dos processos no maior nível</text:p>
      <text:p text:style-name="Preformatted_20_Text">de prioridade e executa-os em Round-Robin.</text:p>
      <text:p text:style-name="Preformatted_20_Text"/>
      <text:p text:style-name="Preformatted_20_Text"><text:s text:c="2"/>Existe um <text:s/>número fixo <text:s/>de níveis <text:s/>de prioridades, <text:s/>e para <text:s/>escolher um <text:s/>novo</text:p>
      <text:p text:style-name="Preformatted_20_Text">processo basta pegar <text:s/>o próximo elemento <text:s/>do vetor de <text:s/>prioridades, portanto, o</text:p>
      <text:p text:style-name="Preformatted_20_Text">algoritmo neste caso é <text:s/>O(1), pois temos um <text:s/>tempo constante executado em <text:s/>cada</text:p>
      <text:p text:style-name="Preformatted_20_Text">escolha de qual processo executar.</text:p>
      <text:p text:style-name="Preformatted_20_Text"/>
      <text:p text:style-name="Preformatted_20_Text"/>
      <text:p text:style-name="Preformatted_20_Text">--=--=[ Recalculando os time-quantum</text:p>
      <text:p text:style-name="Preformatted_20_Text"/>
      <text:p text:style-name="Preformatted_20_Text"><text:s text:c="2"/>No 2.4 <text:s/>, cada <text:s/>vez que <text:s/>terminava uma <text:s/>Era, percorria-se <text:s/>todos os processos</text:p>
      <text:p text:style-name="Preformatted_20_Text">recalculando os <text:s/>time-quantum de <text:s/>cada um. <text:s/>No kernel <text:s/>2.6, o <text:s/>calculo do <text:s/>time</text:p>
      <text:p text:style-name="Preformatted_20_Text">-quantum ocorre quando o processo <text:s/>termina todo seu time-quantum da <text:s/>Era atual.</text:p>
      <text:p text:style-name="Preformatted_20_Text">Assim, antes de ser passado para <text:s/>o vetor de expired-queue, seu time-quantum <text:s/>e</text:p>
      <text:p text:style-name="Preformatted_20_Text">também sua <text:s/>prioridade são <text:s/>recalculados. O <text:s/>vetor de <text:s/>expired-queue é <text:s/>mantido</text:p>
      <text:p text:style-name="Preformatted_20_Text">ordenado e contém os processo com os time-quantum já calculados da próxima Era.</text:p>
      <text:p text:style-name="Preformatted_20_Text">Quando a Era atual termina, basta trocar os ponteiros do vetor de run-queue por</text:p>
      <text:p text:style-name="Preformatted_20_Text">expired-queue <text:s/>e <text:s/>o <text:s/>novo <text:s/>vetor <text:s/>de <text:s/>processos <text:s/>ativos <text:s/>está <text:s/>pronto <text:s/>para ser</text:p>
      <text:p text:style-name="Preformatted_20_Text">executado.</text:p>
      <text:p text:style-name="Preformatted_20_Text"/>
      <text:p text:style-name="Preformatted_20_Text"><text:s text:c="2"/>A <text:s/>abordagem <text:s/>do <text:s/>kernel <text:s/>2.6 <text:s/>é uma <text:s/>mistura <text:s/>de <text:s/>lista <text:s/>de <text:s/>prioridades com</text:p>
      <text:p text:style-name="Preformatted_20_Text">escalonamento <text:s/>por <text:s/>Round <text:s/>Robin. <text:s/>Os processos <text:s/>de <text:s/>uma <text:s/>mesma <text:s/>prioridade são</text:p>
      <text:p text:style-name="Preformatted_20_Text">escalonados <text:s/>por <text:s/>Round-Robin, <text:s/>mas <text:s/>as <text:s/>prioridades <text:s/>maiores <text:s/>são <text:s/>escalonadas</text:p>
      <text:p text:style-name="Preformatted_20_Text">primeiro.</text:p>
      <text:p text:style-name="Preformatted_20_Text"/>
      <text:p text:style-name="Preformatted_20_Text"><text:soft-page-break/></text:p>
      <text:p text:style-name="Preformatted_20_Text">--=--=[ Resposta Rápida</text:p>
      <text:p text:style-name="Preformatted_20_Text"/>
      <text:p text:style-name="Preformatted_20_Text"><text:s text:c="2"/>Uma das coisas que mais deixam <text:s/>os usuários do sistema irritados, é <text:s/>a demora</text:p>
      <text:p text:style-name="Preformatted_20_Text">no tempo de resposta <text:s/>de um comando. No <text:s/>kernel 2.6 este problema <text:s/>é evitado da</text:p>
      <text:p text:style-name="Preformatted_20_Text">seguinte <text:s/>maneira: ao <text:s/>invés de <text:s/>aumentar a <text:s/>prioridade de <text:s/>processos IO-Bound,</text:p>
      <text:p text:style-name="Preformatted_20_Text">diminui-se a prioridade <text:s/>dos processos que <text:s/>querem consumir muito <text:s/>tempo de CPU</text:p>
      <text:p text:style-name="Preformatted_20_Text">quando tempo de CPU está escasso.</text:p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ly pedrosa</meta:initial-creator>
    <meta:creation-date>2015-11-01T20:33:28.15</meta:creation-date>
    <meta:document-statistic meta:table-count="0" meta:image-count="0" meta:object-count="0" meta:page-count="5" meta:paragraph-count="197" meta:word-count="1946" meta:character-count="12858"/>
    <dc:date>2015-11-01T20:34:03.38</dc:date>
    <dc:creator>wally pedrosa</dc:creator>
    <meta:editing-duration>PT00H00M35S</meta:editing-duration>
    <meta:editing-cycles>1</meta:editing-cycles>
    <meta:generator>BrOffice.org/3.2$Win32 OpenOffice.org_project/320m12$Build-9483</meta:generator>
  </office:meta>
</office:document-meta>
</file>